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19000000852FC60FA4E90F21D3.png" manifest:media-type="image/png"/>
  <manifest:file-entry manifest:full-path="Pictures/10000201000000D800000180C45BA80AAAD628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24pt" style:font-size-asian="24pt" style:font-size-complex="24pt"/>
    </style:style>
    <style:style style:name="T3" style:family="text">
      <style:text-properties style:font-name="Verdana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7.82cm" svg:x="4.445cm" svg:y="6.345cm" presentation:class="outline" presentation:user-transformed="true">
          <draw:text-box>
            <text:p text:style-name="P1"><text:span text:style-name="T1">Nested List</text:span></text:p>
            <text:p text:style-name="P1"><text:span text:style-name="T2">Nested horizontal list with dynamic content in vertical list item</text:span></text:p>
            <text:p text:style-name="P1"><text:span text:style-name="T3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434cm" svg:height="3.518cm" svg:x="4.01cm" svg:y="2.94cm">
          <draw:image xlink:href="Pictures/1000020100000119000000852FC60FA4E90F21D3.png" xlink:type="simple" xlink:show="embed" xlink:actuate="onLoad" draw:mime-type="image/png">
            <text:p text:style-name="P4"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1-17T09:50:52.544590089</dc:date>
    <meta:editing-duration>PT15M34S</meta:editing-duration>
    <meta:editing-cycles>8</meta:editing-cycles>
    <meta:generator>LibreOffice/7.0.2.2$Linux_X86_64 LibreOffice_project/3a01483fc371ab18cfca4bab0d636937da5eaf70</meta:generator>
    <meta:document-statistic meta:object-count="27"/>
  </office:meta>
</office:document-meta>
</file>